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78cm"/>
      <style:paragraph-properties style:writing-mode="lr-tb"/>
    </style:style>
    <style:style style:name="gr3" style:family="graphic" style:parent-style-name="standard">
      <style:graphic-properties draw:stroke="none" draw:fill="none" fo:min-height="8.222cm"/>
      <style:paragraph-properties style:writing-mode="lr-tb"/>
    </style:style>
    <style:style style:name="gr4" style:family="graphic" style:parent-style-name="standard">
      <style:graphic-properties draw:stroke="none" draw:fill="none" fo:min-height="7.399cm"/>
      <style:paragraph-properties style:writing-mode="lr-tb"/>
    </style:style>
    <style:style style:name="gr5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6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7" style:family="graphic" style:parent-style-name="Обычный_5f_8">
      <style:graphic-properties draw:stroke="none" draw:fill="none" fo:min-height="9.75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9.456cm"/>
      <style:paragraph-properties style:writing-mode="lr-tb"/>
    </style:style>
    <style:style style:name="gr10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1" style:family="graphic" style:parent-style-name="Обычный_5f_8">
      <style:graphic-properties draw:stroke="none" draw:fill="none" fo:min-height="16.512cm"/>
      <style:paragraph-properties style:writing-mode="lr-tb"/>
    </style:style>
    <style:style style:name="gr12" style:family="graphic" style:parent-style-name="standard">
      <style:graphic-properties draw:stroke="none" draw:fill="none" fo:min-height="15.157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style:writing-mode="lr-tb"/>
      <style:text-properties style:font-name="Droid Sans Mono" fo:font-size="14pt" style:font-size-asian="14pt" style:font-size-complex="14pt"/>
    </style:style>
    <style:style style:name="P15" style:family="paragraph">
      <style:paragraph-properties fo:margin-left="0cm" fo:margin-right="0cm" fo:margin-top="0.42cm" fo:margin-bottom="0.35cm" fo:line-height="100%" fo:text-indent="0cm"/>
    </style:style>
    <style:style style:name="P16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Droid Sans Mono" fo:font-size="14pt" style:font-size-asian="14pt" style:font-size-complex="14pt"/>
    </style:style>
    <style:style style:name="T24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" fo:font-size="16pt" style:font-size-asian="16pt" style:font-size-complex="16pt"/>
    </style:style>
    <style:style style:name="T27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8" style:family="text">
      <style:text-properties style:font-name="Droid Sans Mono" fo:font-size="16pt" style:text-underline-style="none" style:font-size-asian="16pt" style:font-size-complex="16pt"/>
    </style:style>
    <style:style style:name="T29" style:family="text">
      <style:text-properties style:font-name="Droid Sans Mono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2cm" svg:height="9.955cm" svg:x="3.2cm" svg:y="4.154cm">
          <draw:text-box>
            <text:p><text:span text:style-name="T4"/></text:p>
            <text:p><text:span text:style-name="T5">схема системы обработки текстов</text:span></text:p>
            <text:p><text:span text:style-name="T5"/></text:p>
            <text:p><text:span text:style-name="T4"/></text:p>
            <text:p><text:span text:style-name="T4">подбор текстов для обучения</text:span></text:p>
            <text:p><text:span text:style-name="T4"/></text:p>
            <text:p text:style-name="P2"><text:span text:style-name="T4">извлечение признаков из текста</text:span></text:p>
            <text:p text:style-name="P2"><text:span text:style-name="T4"/></text:p>
            <text:p text:style-name="P2"><text:span text:style-name="T4">обучение модели ML</text:span></text:p>
            <text:p text:style-name="P2"><text:span text:style-name="T4"/></text:p>
            <text:p text:style-name="P2"><text:span text:style-name="T4">тестирование результата</text:span></text:p>
            <text:p text:style-name="P2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8" draw:layer="layout" svg:width="19.2cm" svg:height="12.088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4"/></text:p>
            <text:p text:style-name="P2"><text:span text:style-name="T4"/></text:p>
            <text:p text:style-name="P2"><text:span text:style-name="T4">предварительная очистка</text:span></text:p>
            <text:p text:style-name="P2"><text:span text:style-name="T4"/></text:p>
            <text:p text:style-name="P5"><text:span text:style-name="T4">токенизация</text:span></text:p>
            <text:p text:style-name="P5"><text:span text:style-name="T4"/></text:p>
            <text:p text:style-name="P5"><text:span text:style-name="T4">дополнительная очистка</text:span></text:p>
            <text:p text:style-name="P5"><text:span text:style-name="T4"/></text:p>
            <text:p text:style-name="P2"><text:span text:style-name="T4">составление словаря</text:span></text:p>
            <text:p text:style-name="P2"><text:span text:style-name="T4"/></text:p>
            <text:p text:style-name="P2"><text:span text:style-name="T4">частотный анализ текстов по словарю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( bag of words, BoW)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6.4cm" svg:height="14.932cm" svg:x="1.6cm" svg:y="4.2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4"/></text:p>
            <text:p text:style-name="P2"><text:span text:style-name="T4">способ очистки зависит от задачи</text:span></text:p>
            <text:p text:style-name="P2"><text:span text:style-name="T4"/></text:p>
            <text:p text:style-name="P2"><text:span text:style-name="T4"/></text:p>
            <text:p text:style-name="P5"><text:span text:style-name="T4">удаление стоп-слов (предлоги и т.п.)</text:span></text:p>
            <text:p text:style-name="P5"><text:span text:style-name="T4"/></text:p>
            <text:p text:style-name="P5"><text:span text:style-name="T4"/></text:p>
            <text:p text:style-name="P5"><text:span text:style-name="T4">удаление лишних символов (знаки препинания и т.п.)</text:span></text:p>
            <text:p text:style-name="P5"><text:span text:style-name="T4">«смайлики» - отдельное слово</text:span></text:p>
            <text:p text:style-name="P5"><text:span text:style-name="T4"/></text:p>
            <text:p text:style-name="P5"><text:span text:style-name="T4"/></text:p>
            <text:p text:style-name="P5"><text:span text:style-name="T4">преобразование чисел, интернет ссылок и т.п.</text:span></text:p>
            <text:p text:style-name="P2"><text:span text:style-name="T4"/></text:p>
            <text:p text:style-name="P2"><text:span text:style-name="T4"/></text:p>
            <text:p text:style-name="P5"><text:span text:style-name="T4">лемматизация - приведение слов к нормальному виду</text:span></text:p>
            <text:p text:style-name="P5"><text:span text:style-name="T8">или</text:span></text:p>
            <text:p text:style-name="P5"><text:span text:style-name="T4">стеминг - выделение основ слов <text:s/>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2" draw:text-style-name="P9" draw:layer="layout" svg:width="8.4cm" svg:height="3.128cm" svg:x="18.8cm" svg:y="6.4cm">
          <draw:text-box>
            <text:p text:style-name="P3"><text:span text:style-name="T9">Законодательная дума Хабаровского края (duma.khv.ru) Состоялось</text:span></text:p>
            <text:p text:style-name="P3"><text:span text:style-name="T9">очередное заседание Думы На последнем перед каникулами очередном заседании</text:span></text:p>
            <text:p text:style-name="P3"><text:span text:style-name="T9">Законодательной Думы Хабаровского края, состоявшемся 28</text:span></text:p>
          </draw:text-box>
        </draw:frame>
        <draw:frame draw:style-name="gr3" draw:text-style-name="P9" draw:layer="layout" svg:width="4.642cm" svg:height="8.472cm" svg:x="20.558cm" svg:y="10.728cm">
          <draw:text-box>
            <text:p text:style-name="P3"><text:span text:style-name="T9">[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последн',</text:span></text:p>
            <text:p text:style-name="P3"><text:span text:style-name="T9"><text:s/></text:span><text:span text:style-name="T9">'перед',</text:span></text:p>
            <text:p text:style-name="P3"><text:span text:style-name="T9"><text:s/></text:span><text:span text:style-name="T9">'каникул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4" draw:layer="layout" svg:width="19.2cm" svg:height="3.24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4"/></text:p>
            <text:p text:style-name="P2"><text:span text:style-name="T4">из очищенного текста извлекаем словарь</text:span></text:p>
          </draw:text-box>
        </draw:frame>
        <draw:frame draw:style-name="gr4" draw:text-style-name="P9" draw:layer="layout" svg:width="4.312cm" svg:height="7.649cm" svg:x="10.2cm" svg:y="10.6cm">
          <draw:text-box>
            <text:p text:style-name="P3"><text:span text:style-name="T9">[</text:span></text:p>
            <text:p text:style-name="P3"><text:span text:style-name="T9"><text:s/></text:span><text:span text:style-name="T9">'digit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администрац',</text:span></text:p>
            <text:p text:style-name="P3"><text:span text:style-name="T9"><text:s/></text:span><text:span text:style-name="T9">'большинств',</text:span></text:p>
            <text:p text:style-name="P3"><text:span text:style-name="T9"><text:s/></text:span><text:span text:style-name="T9">'бурн',</text:span></text:p>
            <text:p text:style-name="P3"><text:span text:style-name="T9"><text:s/></text:span><text:span text:style-name="T9">'бюджетн',</text:span></text:p>
            <text:p text:style-name="P3"><text:span text:style-name="T9"><text:s/></text:span><text:span text:style-name="T9">'верхнебуреинск',</text:span></text:p>
            <text:p text:style-name="P3"><text:span text:style-name="T9"><text:s/></text:span><text:span text:style-name="T9">'власт',</text:span></text:p>
            <text:p text:style-name="P3"><text:span text:style-name="T9"><text:s/></text:span><text:span text:style-name="T9">'возьмет',</text:span></text:p>
            <text:p text:style-name="P3"><text:span text:style-name="T9"><text:s/></text:span><text:span text:style-name="T9">'войдет',</text:span></text:p>
            <text:p text:style-name="P3"><text:span text:style-name="T9"><text:s/></text:span><text:span text:style-name="T9">'вопрос',</text:span></text:p>
            <text:p text:style-name="P3"><text:span text:style-name="T9"><text:s/></text:span><text:span text:style-name="T9">'врем',</text:span></text:p>
            <text:p text:style-name="P3"><text:span text:style-name="T9"><text:s/></text:span><text:span text:style-name="T9">'втор',</text:span></text:p>
            <text:p text:style-name="P3"><text:span text:style-name="T9"><text:s/></text:span><text:span text:style-name="T9">'вызва',</text:span></text:p>
            <text:p text:style-name="P3"><text:span text:style-name="T9"><text:s/></text:span><text:span text:style-name="T9">'год', </text:span></text:p>
            <text:p text:style-name="P3"><text:span text:style-name="T9"><text:s text:c="2"/></text:span><text:span text:style-name="T9">...</text:span></text:p>
            <text:p text:style-name="P3"><text:span text:style-name="T9">]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1.8cm" svg:height="9.52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/></text:p>
            <text:p text:style-name="P5"><text:span text:style-name="T4"/></text:p>
            <text:p text:style-name="P2"><text:span text:style-name="T4">текст должен содержать слова в достаточном количестве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1.8cm" svg:height="11.681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5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>значения x зависят от размера текста t,</text:span></text:p>
            <text:p text:style-name="P2"><text:span text:style-name="T4">чем больше текст тем больше повторов</text:span></text:p>
            <text:p text:style-name="P2"><text:span text:style-name="T4"/></text:p>
            <text:p text:style-name="P2"><text:span text:style-name="T4">нормализованны частотный анализ (TF, term frequency)</text:span></text:p>
            <text:p text:style-name="P2"><text:span text:style-name="T4">значения частоты x делятся на общее число слов в тексте t.</text:span></text:p>
            <text:p text:style-name="P2"><text:span text:style-name="T4"/></text:p>
            <text:p text:style-name="P2"><text:span text:style-name="T4">TF(t,V) = x(t,V) / size(t)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4" draw:layer="layout" svg:width="21.8cm" svg:height="15.643cm" svg:x="3.2cm" svg:y="4cm">
          <draw:text-box>
            <text:p text:style-name="P2"><text:span text:style-name="T5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8">Удалять часто употребляемые слова или нет?</text:span></text:p>
            <text:p text:style-name="P2"><text:span text:style-name="T4"><text:s/></text:span></text:p>
            <text:p text:style-name="P2"><text:span text:style-name="T4">TF-IDF - компромиссный вариант формирования вектор-признаков. </text:span></text:p>
            <text:p text:style-name="P2"><text:span text:style-name="T4"><text:s/></text:span></text:p>
            <text:p text:style-name="P2"><text:span text:style-name="T4">не выбрасывает часто употребляемые слова из словаря </text:span></text:p>
            <text:p text:style-name="P2"><text:span text:style-name="T4">но уменьшает их вес в вектор-признаке </text:span></text:p>
            <text:p text:style-name="P2"><text:span text:style-name="T4"/></text:p>
            <text:p text:style-name="P2"><text:span text:style-name="T4"><text:s/></text:span><text:span text:style-name="T4">коэффициент обратной частоты (IDF, inverse document frequency)</text:span></text:p>
            <text:p text:style-name="P2"><text:span text:style-name="T4">чем чаще встречается слово тем меньше значение его IDF</text:span></text:p>
            <text:p text:style-name="P2"><text:span text:style-name="T4"/></text:p>
            <text:p text:style-name="P2"><text:span text:style-name="T10">IDF(v) = log size(T) / size( T(</text:span><text:span text:style-name="T4">v) <text:s/>)</text:span></text:p>
            <text:p text:style-name="P2"><text:span text:style-name="T4"/></text:p>
            <text:p text:style-name="P2"><text:span text:style-name="T4">количество текстов T </text:span></text:p>
            <text:p text:style-name="P2"><text:span text:style-name="T4">разделить на</text:span></text:p>
            <text:p text:style-name="P2"><text:span text:style-name="T10">количество текстов T содержащих слово </text:span><text:span text:style-name="T4">v</text:span></text:p>
            <text:p text:style-name="P2"><text:span text:style-name="T4"/></text:p>
            <text:p text:style-name="P2"><text:span text:style-name="T4">TF-IDF(t,T,v) = TF(t,v) * IDF(v,T)</text:span></text:p>
            <text:p text:style-name="P2"><text:span text:style-name="T4"><text:s/>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5" draw:text-style-name="P10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<text:span text:style-name="T13">слово w в документе d связано с темой 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7" draw:text-style-name="P10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16"><text:s text:c="8"/></text:span><text:span text:style-name="T14">тематическая модель:</text:span></text:p>
          </draw:text-box>
        </draw:frame>
        <draw:frame draw:style-name="gr8" draw:text-style-name="P2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9" draw:text-style-name="P10" draw:layer="layout" svg:width="25.8cm" svg:height="9.706cm" svg:x="1.2cm" svg:y="4.894cm">
          <draw:text-box>
            <text:p><text:span text:style-name="T1">Тематическое моделирование: <text:s text:c="2"/></text:span><text:span text:style-name="T14">частотный анализ</text:span></text:p>
            <text:p/>
            <text:p>рассмотрим матрицу <text:s/>частот употребления слова w в документе d</text:p>
            <text:p text:style-name="P11"><text:s text:c="23"/></text:p>
            <text:p text:style-name="P11"><text:s text:c="24"/>[ слова x документы ] </text:p>
            <text:p/>
            <text:p/>
            <text:p text:style-name="P11"><text:span text:style-name="T17">вероятность p(w|d) </text:span><text:s text:c="2"/>"слово w принадлежит документу d" </text:p>
            <text:p text:style-name="P11"><text:s text:c="7"/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0" draw:text-style-name="P10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1"><text:s text:c="4"/>[ слова x документы ] = [ слова х темы ] * [ темы х документы ]</text:p>
            <text:p/>
            <text:p><text:s text:c="19"/></text:p>
            <text:p><text:s text:c="23"/><text:span text:style-name="T12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17"><text:s text:c="12"/></text:span><text:span text:style-name="T17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1" draw:text-style-name="P10" draw:layer="layout" svg:width="26.224cm" svg:height="16.762cm" svg:x="0.776cm" svg:y="3.8cm">
          <draw:text-box>
            <text:p><text:span text:style-name="T1">Тематическое моделирование</text:span></text:p>
            <text:p><text:s/></text:p>
            <text:p><text:span text:style-name="T18">разложение частотной матрицы </text:span></text:p>
            <text:p><text:span text:style-name="T18"/></text:p>
            <text:p><text:span text:style-name="T18"/></text:p>
            <text:p text:style-name="P11"><text:span text:style-name="T18"><text:s text:c="7"/></text:span><text:span text:style-name="T19">[ слова x документы ] = [ слова х темы ] * [ темы х документы ]</text:span></text:p>
            <text:p text:style-name="P11"><text:span text:style-name="T18"><text:s text:c="19"/></text:span></text:p>
            <text:p><text:span text:style-name="T18"><text:s text:c="29"/></text:span><text:span text:style-name="T19">p(w|d) = p(w|t) ⋅ p(t|d)</text:span></text:p>
            <text:p><text:span text:style-name="T19"/></text:p>
            <text:p><text:span text:style-name="T18"/></text:p>
            <text:p text:style-name="P11"><text:span text:style-name="T20">задача стохастического матричного разложения</text:span></text:p>
            <text:p><text:span text:style-name="T18"/></text:p>
            <text:p><text:span text:style-name="T20">стохастическая матрица</text:span><text:span text:style-name="T18"> — неотрицательная, сумма любого столбца/строки = 1</text:span></text:p>
            <text:p><text:span text:style-name="T18"/></text:p>
            <text:p><text:span text:style-name="T21">методы решения </text:span></text:p>
            <text:p><text:span text:style-name="T18"/></text:p>
            <text:p><text:span text:style-name="T18">PLSA - <text:s/>probabilistic latent semantic analysis</text:span></text:p>
            <text:p><text:span text:style-name="T18"/></text:p>
            <text:p><text:span text:style-name="T18">LDA - latent Dirihlet allocation / латентное размещение Дирихле</text:span></text:p>
            <text:p><text:span text:style-name="T18"/></text:p>
            <text:p><text:span text:style-name="T18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2" draw:text-style-name="P14" draw:layer="layout" svg:width="24.8cm" svg:height="15.407cm" svg:x="2cm" svg:y="3.993cm">
          <draw:text-box>
            <text:p text:style-name="P12"><text:span text:style-name="T22">примеры текстов</text:span></text:p>
            <text:p text:style-name="P12"><text:span text:style-name="T23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2"><text:span text:style-name="T23"/></text:p>
            <text:p text:style-name="P13"><text:span text:style-name="T23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3"><text:span text:style-name="T23"/></text:p>
            <text:p text:style-name="P13"><text:span text:style-name="T23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3" draw:text-style-name="P16" draw:layer="layout" svg:width="23.654cm" svg:height="12.842cm" svg:x="1.346cm" svg:y="4.8cm">
          <draw:text-box>
            <text:p text:style-name="P15"><text:span text:style-name="T24">Темы и ключевые слова</text:span></text:p>
            <text:p text:style-name="P15"><text:span text:style-name="T23">Тема 0: рублей млн компания компании млрд модели долларов</text:span></text:p>
            <text:p text:style-name="P12"><text:span text:style-name="T23">Тема 1: трамп сша трампа дональд президент избранный президента</text:span></text:p>
            <text:p text:style-name="P12"><text:span text:style-name="T23">Тема 2: by tut декабря фото беларуси ноября беларусь</text:span></text:p>
            <text:p text:style-name="P12"><text:span text:style-name="T23">Тема 3: дтп водитель результате мвд области происшествия аварии</text:span></text:p>
            <text:p text:style-name="P12"><text:span text:style-name="T23">Тема 4: савченко украины надежда заявила партии лидер действия</text:span></text:p>
            <text:p text:style-name="P12"><text:span text:style-name="T23">Тема 5: народов севера коренных малочисленных края фестиваль июля</text:span></text:p>
            <text:p text:style-name="P12"><text:span text:style-name="T23">Тема 6: ученые университета специалисты исследователи жизни часов человека</text:span></text:p>
            <text:p text:style-name="P12"><text:span text:style-name="T23">Тема 7: flash adobe player javascript браузер проигрывателя html5</text:span></text:p>
            <text:p text:style-name="P12"><text:span text:style-name="T23">Тема 8: россии путин рф президент заявил глава президента</text:span></text:p>
            <text:p text:style-name="P12"><text:span text:style-name="T23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14" draw:text-style-name="P17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><text:span text:style-name="T26">git clone </text:span><text:span text:style-name="T27">https://github.com/mechanoid5/ml_nlp.git</text:span></text:p>
            <text:p><text:span text:style-name="T26"/></text:p>
            <text:p><text:span text:style-name="T26">К.В. Воронцов <text:s/>Вероятностные тематические модели коллекций текстовых документов. <text:s/></text:span></text:p>
            <text:p><text:span text:style-name="T26"/></text:p>
            <text:p><text:span text:style-name="T26">Евгений Борисов <text:s text:c="2"/>Автоматизированная обработка текстов на естественном языке, с использованием инструментов языка </text:span><text:span text:style-name="T28">Python </text:span></text:p>
            <text:p><text:span text:style-name="T28"><text:a xlink:href="http://mechanoid.su/ml-text-proc.html" xlink:type="simple">http://mechanoid.su/ml-text-proc.html</text:a></text:span></text:p>
            <text:p><text:span text:style-name="T28"/></text:p>
            <text:p><text:span text:style-name="T28"/></text:p>
            <text:p text:style-name="P11"><text:span text:style-name="T28">Евгений Борисов <text:s text:c="2"/>О задаче определения темы текста на естественном языке</text:span></text:p>
            <text:p text:style-name="P11"><text:span text:style-name="T28"><text:a xlink:href="http://mechanoid.su/ml-topic-modeling.html" xlink:type="simple">http://mechanoid.su/ml-topic-modeling.html</text:a></text:span></text:p>
            <text:p text:style-name="P11"><text:span text:style-name="T28"/></text:p>
            <text:p><text:span text:style-name="T29"/></text:p>
            <text:p><text:span text:style-name="T28">Sebastian Raschka Python Machine Learning - Packt Publishing Ltd, 2015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10T23:05:49.968982870</dc:date>
    <meta:editing-duration>P2DT15H20M28S</meta:editing-duration>
    <meta:editing-cycles>653</meta:editing-cycles>
    <meta:generator>LibreOffice/7.3.3.2$Linux_X86_64 LibreOffice_project/3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